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1a1a1a" style:font-name="Open Sans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28085951" text:style-name="L1">
        <text:list-item>
          <text:p text:style-name="P1">Calcula tres números consecutivos cuya suma sea 51.</text:p>
        </text:list-item>
        <text:list-item>
          <text:p text:style-name="P1">Halla los números que sumados con su anterior y con su siguiente sea 114.</text:p>
        </text:list-item>
        <text:list-item>
          <text:p text:style-name="P1">Calcula el número que se triplica al sumarle 26.</text:p>
        </text:list-item>
        <text:list-item>
          <text:p text:style-name="P1">La tercera parte de un número es 45 unidades menor que su doble. ¿Cuál es el número?</text:p>
        </text:list-item>
        <text:list-item>
          <text:p text:style-name="P1">¿Qué edades tiene Rosa sabiendo que dentro de 56 años tendrá el quíntuplo de su edad actual?</text:p>
        </text:list-item>
        <text:list-item>
          <text:p text:style-name="P1">Tres hermanos se reparten 1300e. El mayor recibe doble que el mediano y este el cuádruple que el pequeño. ¿Cuánto recibe cada uno?</text:p>
        </text:list-item>
        <text:list-item>
          <text:p text:style-name="P1">Si a la edad de Rodrigo se le suma su mitad se obtiene la edad de Andrea. ¿Cuál es la edad de Rodrigo si Andrea tiene 24 años?</text:p>
        </text:list-item>
        <text:list-item>
          <text:p text:style-name="P1">Un padre tiene 47 años y su hijo 11. ¿Cuántos años han de transcurrir para que la edad del padre sea triple que la del hijo?</text:p>
        </text:list-item>
        <text:list-item>
          <text:p text:style-name="P1">Dos ciclistas avanzan uno hacia el otro por una misma carretera. Sus velocidades son de 20km/h y de 15 km/h. Si les separan 78 km. ¿Cuánto tardarán en encontrarse?</text:p>
        </text:list-item>
        <text:list-item>
          <text:p text:style-name="P1">Un camión sale de una ciudad a una velocidad de 60km/h. Dos horas más tarde sale en su persecución un coche a 100 km/h ¿cuánto tardarán en encontrase?</text:p>
        </text:list-item>
        <text:list-item>
          <text:p text:style-name="P1">En un rectángulo la base mide 18 cm más que la altura y el perímetro mide 76 cm. ¿Cuáles son las dimensiones del rectángulo?</text:p>
        </text:list-item>
        <text:list-item>
          <text:p text:style-name="P1">En un control de Biología había que contestar 20 preguntas. Por cada pregunta bien contestada dan tres puntos y por cada fallo restan dos. ¿Cuántas preguntas acertó Elena sabiendo que ha obtenido 30 puntos y que contestó todas?</text:p>
        </text:list-item>
        <text:list-item>
          <text:p text:style-name="P1">Cada vez que un jugador gana una partida recibe 7 euros y cada vez que pierde paga 3 euros. Al cabo de 15 partidas ha ganado 55 euros. ¿Cuántas partidas ha ganado y cuántas ha perdido?</text:p>
        </text:list-item>
        <text:list-item>
          <text:p text:style-name="P1">La mitad de un número multiplicada por su quinta parte es igual a 160. ¿Cuál es ese número?</text:p>
        </text:list-item>
        <text:list-item>
          <text:p text:style-name="P1">En un garaje hay 110 vehículos entre coches y motos y sus ruedas suman 360. ¿Cuántas motos y coches hay?</text:p>
        </text:list-item>
        <text:list-item>
          <text:p text:style-name="P1">Un granjero lleva al mercado una cesta de huevos, de tan mala suerte que tropieza y se le rompen 2/5 partes de la mercancía. Entonces vuelve al gallinero y recoge 21 huevos más, con lo que ahora tiene 1/8 más de la cantidad inicial. ¿Cuántos huevos tenía al principio? 22</text:p>
        </text:list-item>
        <text:list-item>
          <text:p text:style-name="P1"><text:soft-page-break/>De un barril lleno de agua se saca la mitad de contenido y después un tercio del resto, quedando en él 200 litros. Calcula la capacidad del barril.</text:p>
        </text:list-item>
        <text:list-item>
          <text:p text:style-name="P1">Un reloj marca las 4 de la tarde. ¿A qué hora se superpondrán las manecillas?</text:p>
        </text:list-item>
        <text:list-item>
          <text:p text:style-name="P1">Se han consumido las 7/8 partes de un bidón de gasolina. Añadiendo 38 litros se llena hasta las 3/5 partes. Calcula la capacidad del bidón.</text:p>
        </text:list-item>
        <text:list-item>
          <text:p text:style-name="P1">Un padre tiene 35 años y su hijo 5. ¿Al cabo de cuántos años la edad del padre será tres veces mayor que la del hijo?</text:p>
        </text:list-item>
        <text:list-item>
          <text:p text:style-name="P1">Si al doble de un número le sumas su mitad resulta 90. ¿Cuál es el número?</text:p>
        </text:list-item>
        <text:list-item>
          <text:p text:style-name="P1">La base de un rectángulo es doble que su altura. ¿Cuáles son sus dimensiones si el perímetro mide 30 cm?</text:p>
        </text:list-item>
        <text:list-item>
          <text:p text:style-name="P1">En una granja hay doble número de gatos que de perros y triple número de gallinas que de perros y gatos juntos. ¿Cuántos gatos, perros y gallinas hay si en total son 96 animales?</text:p>
        </text:list-item>
        <text:list-item>
          <text:p text:style-name="P1">Una granja tiene cerdos y pavos, en total hay 35 cabezas y 116 patas. ¿Cuántos cerdos y pavos hay?</text:p>
        </text:list-item>
        <text:list-item>
          <text:p text:style-name="P1">Luis hizo un viaje en el coche, en el cuál consumió 20 litros de gasolina. El trayecto lo hizo en 2 etapas, en la primera consumió 2/3 de la gasolina que tenía el depósito y en la segunda etapa la mitad de lo que le quedaba. ¿Cuántos litros tenía? ¿Cuántos litros consumió en cada etapa?</text:p>
        </text:list-item>
        <text:list-item>
          <text:p text:style-name="P1">En una librería Ana compra un libro con la tercera parte de su dinero y un comic con las dos terceras partes de lo que le quedaba. Al salir de la librería tenía 12e. ¿Cuánto dinero tenía Ana?</text:p>
        </text:list-item>
        <text:list-item>
          <text:p text:style-name="P1">Las tres cuartas partes de la edad del padre de Juan excede en 15 años a la edad de este. Hace cuatro años la edad del padre era el doble que la edad del hijo. Hallar las edades de ambos.</text:p>
        </text:list-item>
        <text:list-item>
          <text:p text:style-name="P1">Halla el valor de los tres ángulos de un triángulo sabiendo que B mide 40º más que C y que A mide 40º más que B.</text:p>
        </text:list-item>
        <text:list-item>
          <text:p text:style-name="P1">Una madre tiene 60 años y su hijo la mitad. ¿Cuántos años hace que la madre tenía tres veces la edad del hijo?</text:p>
        </text:list-item>
        <text:list-item>
          <text:p text:style-name="P1">Ana tiene 7 años más que su hermano Juan. Dentro de dos años la edad de Ana será el doble de la de Juan. ¿Qué edad tiene cada uno en la actualidad?</text:p>
        </text:list-item>
        <text:list-item>
          <text:p text:style-name="P1"><text:soft-page-break/>Un padre tiene 34 años y su hijo 12. ¿Al cabo de cuántos años la edad del padre será el doble que la del hijo?</text:p>
        </text:list-item>
        <text:list-item>
          <text:p text:style-name="P1">La edad de una madre y un hijo suman 40 años y dentro de 14 años la edad de la madre será el triple de la del hijo. Calcula la edad actual de cada uno.</text:p>
        </text:list-item>
        <text:list-item>
          <text:p text:style-name="P1">Un padre tiene 37 años y las edades de sus tres hijos suman 25 años. ¿Dentro de cuántos años las edades de los hijos sumarán como la edad del padre?</text:p>
        </text:list-item>
        <text:list-item>
          <text:p text:style-name="P1">Preguntado el padre por la edad de su hijo contesta: “si el doble de los años que tiene se le quitan el triple de los que tenía hace 6 años se tendrá su edad actual”. Halla la edad del hijo en el momento actual.</text:p>
        </text:list-item>
        <text:list-item>
          <text:p text:style-name="P1">Una madre es 21 años mayor que su hijo y en 6 años el niño será 5 veces menor que ella. ¿Qué edad tiene el hijo?</text:p>
        </text:list-item>
        <text:list-item>
          <text:p text:style-name="P1">Se distribuyen 400 bolsas en tres urnas sabiendo que la primera tiene 80 menos que la segunda y esta tiene 60 menos que la tercera, averigua cuántas bolsas tiene cada una.</text:p>
        </text:list-item>
        <text:list-item>
          <text:p text:style-name="P1">Reparten 390e entre dos personas de tal modo que la parte de la primera sea igual al doble de la parte de la segunda menos 60.</text:p>
        </text:list-item>
        <text:list-item>
          <text:p text:style-name="P1">Un granjero tiene 12 caballos de 9 y 11 años. La suma de sus edades es de 122 años. ¿Cuántos caballos había de cada edad?</text:p>
        </text:list-item>
        <text:list-item>
          <text:p text:style-name="P1">En una empresa trabajan 160 personas y todas ellas deben someterse a un reconocimiento médico en el plazo de tres días. El primer día lo hace la tercera parte de los que lo hacen durante los otros dos días. El segundo día y el tercero lo hacen el mismo número de personas. Calcule el número de trabajadores que acuden al reconocimiento cada día.</text:p>
        </text:list-item>
        <text:list-item>
          <text:p text:style-name="P1">Trabajando juntos, 2 obreros tardan en hacer un trabajo 17 horas. ¿Cuánto tardarán en hacerlo por separado si uno es el doble de rápido que el otro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0:44:42.051388167</meta:creation-date>
    <dc:date>2019-09-07T20:54:19.278440232</dc:date>
    <meta:editing-duration>PT9M37S</meta:editing-duration>
    <meta:editing-cycles>1</meta:editing-cycles>
    <meta:document-statistic meta:table-count="0" meta:image-count="0" meta:object-count="0" meta:page-count="3" meta:paragraph-count="40" meta:word-count="1154" meta:character-count="5764" meta:non-whitespace-character-count="4690"/>
    <meta:generator>LibreOffice/6.2.7.1$MacOSX_X86_64 LibreOffice_project/23edc44b61b830b7d749943e020e96f5a7df63bf</meta:generator>
  </office:meta>
</office:document-meta>
</file>